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S Gothic" svg:font-family="'MS Gothic'"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Tahoma" svg:font-family="Tahoma" style:font-pitch="variable"/>
  </office:font-face-decls>
  <office:automatic-styles>
    <style:style style:name="dp1" style:family="drawing-page"/>
    <style:style style:name="gr1" style:family="graphic">
      <style:graphic-properties draw:stroke="solid" svg:stroke-width="0.018cm" svg:stroke-color="#000000" draw:marker-start="" draw:marker-start-width="0.288cm" draw:marker-start-center="false" draw:marker-end="" draw:marker-end-width="0.288cm" draw:marker-end-center="false" svg:stroke-opacity="0%" draw:stroke-linejoin="miter" draw:fill="solid" draw:fill-color="#000000" draw:secondary-fill-color="#d4ea6b" draw:opacity="100%" draw:textarea-horizontal-align="center" draw:textarea-vertical-align="middle" draw:auto-grow-height="false" draw:fit-to-size="false" style:shrink-to-fit="false" fo:min-height="5.719cm" fo:min-width="17.459cm" fo:padding-top="0.126cm" fo:padding-bottom="0.126cm" fo:padding-left="0.246cm" fo:padding-right="0.246cm" fo:wrap-option="wrap" draw:shadow="hidden" draw:shadow-offset-x="0.071cm" draw:shadow-offset-y="0.071cm" draw:shadow-color="#808080" draw:shadow-opacity="100%"/>
      <style:paragraph-properties style:writing-mode="lr-tb"/>
    </style:style>
    <style:style style:name="gr2" style:family="graphic" style:parent-style-name="objectwithoutfill">
      <style:graphic-properties draw:fill="none" draw:textarea-vertical-align="middle"/>
    </style:style>
    <style:style style:name="gr3" style:family="graphic" style:parent-style-name="objectwithoutfill">
      <style:graphic-properties svg:stroke-opacity="100%" draw:fill="none" draw:textarea-vertical-align="middle"/>
    </style:style>
    <style:style style:name="P1"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2a6099" loext:opacity="100%" style:text-outline="false" style:text-line-through-style="none" style:text-line-through-type="none" style:text-position="0% 100%" style:font-name="Noto Sans1" fo:font-size="24pt" fo:font-style="normal" fo:text-shadow="none" style:text-underline-style="solid" style:text-underline-width="auto" style:text-underline-color="font-color"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2" style:family="paragraph">
      <loext:graphic-properties draw:fill="solid" draw:fill-color="#000000" draw:secondary-fill-color="#d4ea6b" draw:opacity="100%"/>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2a6099" loext:opacity="100%" style:text-outline="false" style:text-line-through-style="none" style:text-line-through-type="none" style:text-position="0% 100%" style:font-name="Noto Sans1" fo:font-size="24pt" fo:font-style="normal" fo:text-shadow="none" style:text-underline-style="solid" style:text-underline-width="auto" style:text-underline-color="font-color"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3" style:family="paragraph">
      <loext:graphic-properties draw:fill="none"/>
      <style:paragraph-properties fo:text-align="center"/>
    </style:style>
    <style:style style:name="T1" style:family="text">
      <style:text-properties fo:font-variant="normal" fo:text-transform="none" fo:color="#2a6099" loext:opacity="100%" style:text-outline="false" style:text-line-through-style="none" style:text-line-through-type="none" style:text-position="0% 100%" style:font-name="Noto Sans1" fo:font-size="24pt" fo:font-style="normal" fo:text-shadow="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terminado">
        <draw:custom-shape draw:name="Simple 1" draw:style-name="gr1" draw:text-style-name="P2" draw:layer="layout" svg:width="17.95cm" svg:height="5.97cm" svg:x="1.4cm" svg:y="10.89cm">
          <text:p text:style-name="P1"><text:span text:style-name="T1">OR <text:s/>FU</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path draw:style-name="gr2" draw:text-style-name="P3" draw:layer="layout" svg:width="3.435cm" svg:height="3.451cm" draw:transform="rotate (-0.277507351067098) translate (9.68318263236556cm 12.8569323727131cm)" svg:viewBox="0 0 3436 3452" svg:d="M0 669c328-34 2159-478 2456-624 488-240-133 550-87 729 262 705 137 480 274 961 96 335 99 165 137 481 50 407 493 301 634 610 158 347-562 351-841 489l-240 68-240 69">
          <text:p/>
        </draw:path>
        <draw:path draw:style-name="gr2" draw:text-style-name="P3" draw:layer="layout" svg:width="3.434cm" svg:height="3.451cm" draw:transform="rotate (0.277332818141899) translate (8.76263751151913cm 13.7970000275342cm)" svg:viewBox="0 0 3435 3452" svg:d="M3435 669c-328-33-2158-478-2456-624-488-240 134 550 87 729-261 705-137 480-273 961-96 335-99 165-137 481-50 407-493 301-634 610-158 347 562 351 841 489l240 68 241 69">
          <text:p/>
        </draw:path>
        <draw:path draw:style-name="gr2" draw:text-style-name="P3" draw:layer="layout" svg:width="3.434cm" svg:height="3.451cm" draw:transform="rotate (-2.86443436837309) translate (12.9859128310211cm 12.7032806155611cm)" svg:viewBox="0 0 3435 3452" svg:d="M3435 669c-328-33-2159-478-2456-624-488-240 133 550 87 728-261 706-137 481-274 962-95 335-98 165-136 481-50 407-493 301-634 610-158 347 562 351 841 489l240 68 241 69">
          <text:p/>
        </draw:path>
        <draw:path draw:style-name="gr2" draw:text-style-name="P3" draw:layer="layout" svg:width="3.434cm" svg:height="3.451cm" draw:transform="rotate (2.86443436837309) translate (12.0310264353878cm 13.6431857222152cm)" svg:viewBox="0 0 3435 3452" svg:d="M0 669c328-33 2159-478 2456-624 488-240-133 550-87 728 261 706 137 481 274 962 95 335 98 165 137 481 49 407 492 301 633 610 158 347-562 351-841 489l-240 68-241 69">
          <text:p/>
        </draw:path>
        <draw:path draw:style-name="gr2" draw:text-style-name="P3" draw:layer="layout" svg:width="1.796cm" svg:height="0.639cm" draw:transform="rotate (0.855036800552022) translate (11.7451796436111cm 11.24580825084cm)" svg:viewBox="0 0 1797 640" svg:d="M0 6c82-24 281 31 369 35 86 3 163 21 237 56 74 34 166 26 231 73 64 47 144 45 203 86 85 59 175 101 275 131 80 24 140 58 210 87 88 35 179 82 243 156l29 10">
          <text:p/>
        </draw:path>
        <draw:path draw:style-name="gr3" draw:text-style-name="P3" draw:layer="layout" svg:width="1.775cm" svg:height="1.087cm" draw:transform="skewX (0.181863308057809) rotate (2.00381251421469) translate (12.6347938241344cm 10.5937010690228cm)" svg:viewBox="0 0 1776 1088" svg:d="M63 144c77-2 225-149 299-144 75 5 139 41 213 52 76 12 156 22 225 69 51 34 116 42 166 75 80 52 157 105 232 164 63 51 124 99 185 147s427 245 382 339c-34 71 36-72 0 0-44 86-516 242-516 242 0 0-227-60-293-78-93-25-170-70-260-99-68-23-108-96-176-125-57-26-100-75-149-115-55-46-111-97-166-145-47-40-95-83-144-124l-61-31">
          <text:p/>
        </draw:path>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S Gothic" svg:font-family="'MS Gothic'"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Tahoma" svg:font-family="Tahoma" style:font-pitch="variable"/>
  </office:font-face-decls>
  <office:styles>
    <draw:gradient draw:name="Formas" draw:style="rectangular" draw:cx="50%" draw:cy="50%" draw:start-color="#cccccc" draw:end-color="#ffffff" draw:start-intensity="100%" draw:end-intensity="100%" draw:angle="0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marker draw:name="Arrow" svg:viewBox="0 0 20 30" svg:d="M10 0l-10 30h20z"/>
    <draw:stroke-dash draw:name="Dash_20_Dot_20_1" draw:display-name="Dash Dot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s" fo:country="A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1" svg:stroke-width="0.2cm" svg:stroke-color="#000000" draw:marker-start-width="0.5cm" draw:marker-start-center="false" draw:marker-end-width="0.5cm" draw:marker-end-center="false" draw:fill="none"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9-07T10:19:50.101490295</meta:creation-date>
    <dc:date>2023-09-07T11:13:10.695515545</dc:date>
    <meta:editing-duration>PT1M48S</meta:editing-duration>
    <meta:editing-cycles>1</meta:editing-cycles>
    <meta:document-statistic meta:object-count="7"/>
    <meta:generator>LibreOffice/7.3.7.2$Linux_X86_64 LibreOffice_project/30$Build-2</meta:generator>
  </office:meta>
</office:document-meta>
</file>